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8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19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3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4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6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8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0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3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4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7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8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3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6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49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0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2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7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58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59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6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7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68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6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1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5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7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7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1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2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4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5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86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87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2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3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4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195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196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1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199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0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4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05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06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07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08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09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2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4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15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16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17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1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0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1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2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3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4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25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2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27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31" style:family="paragraph" style:parent-style-name="Table_20_Contents" style:list-style-name="L40">
      <style:paragraph-properties fo:text-align="start" style:justify-single-word="false"/>
      <style:text-properties officeooo:rsid="0034e2d0" officeooo:paragraph-rsid="00384f19"/>
    </style:style>
    <style:style style:name="P2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34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35" style:family="paragraph" style:parent-style-name="Table_20_Contents" style:list-style-name="L40">
      <style:paragraph-properties fo:text-align="start" style:justify-single-word="false"/>
      <style:text-properties officeooo:rsid="0034e2d0" officeooo:paragraph-rsid="0034e2d0"/>
    </style:style>
    <style:style style:name="P236" style:family="paragraph" style:parent-style-name="Table_20_Contents" style:list-style-name="L40">
      <style:paragraph-properties fo:text-align="start" style:justify-single-word="false"/>
      <style:text-properties officeooo:rsid="0036a2df" officeooo:paragraph-rsid="0036a2df"/>
    </style:style>
    <style:style style:name="P237" style:family="paragraph" style:parent-style-name="Table_20_Contents" style:list-style-name="L40">
      <style:paragraph-properties fo:text-align="start" style:justify-single-word="false"/>
      <style:text-properties officeooo:rsid="003d0140" officeooo:paragraph-rsid="003d0140"/>
    </style:style>
    <style:style style:name="P238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3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0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42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43" style:family="paragraph" style:parent-style-name="Table_20_Contents" style:list-style-name="L41">
      <style:paragraph-properties fo:text-align="start" style:justify-single-word="false"/>
      <style:text-properties officeooo:rsid="0034e2d0" officeooo:paragraph-rsid="00384f19"/>
    </style:style>
    <style:style style:name="P244" style:family="paragraph" style:parent-style-name="Table_20_Contents" style:list-style-name="L41">
      <style:paragraph-properties fo:text-align="start" style:justify-single-word="false"/>
      <style:text-properties officeooo:rsid="00384f19" officeooo:paragraph-rsid="00384f19"/>
    </style:style>
    <style:style style:name="P245" style:family="paragraph" style:parent-style-name="Table_20_Contents" style:list-style-name="L41">
      <style:paragraph-properties fo:text-align="start" style:justify-single-word="false"/>
      <style:text-properties officeooo:rsid="00384f19" officeooo:paragraph-rsid="003dc916"/>
    </style:style>
    <style:style style:name="P246" style:family="paragraph" style:parent-style-name="Table_20_Contents" style:list-style-name="L41">
      <style:paragraph-properties fo:text-align="start" style:justify-single-word="false"/>
      <style:text-properties officeooo:rsid="003dc916" officeooo:paragraph-rsid="003dc916"/>
    </style:style>
    <style:style style:name="P2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49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50" style:family="paragraph" style:parent-style-name="Table_20_Contents" style:list-style-name="L42">
      <style:paragraph-properties fo:text-align="start" style:justify-single-word="false"/>
      <style:text-properties officeooo:rsid="0034e2d0" officeooo:paragraph-rsid="0038b066"/>
    </style:style>
    <style:style style:name="P251" style:family="paragraph" style:parent-style-name="Table_20_Contents" style:list-style-name="L42">
      <style:paragraph-properties fo:text-align="start" style:justify-single-word="false"/>
      <style:text-properties officeooo:rsid="0038b066" officeooo:paragraph-rsid="0038b066"/>
    </style:style>
    <style:style style:name="P25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54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55" style:family="paragraph" style:parent-style-name="Table_20_Contents" style:list-style-name="L43">
      <style:paragraph-properties fo:text-align="start" style:justify-single-word="false"/>
      <style:text-properties officeooo:rsid="0034e2d0" officeooo:paragraph-rsid="003a077d"/>
    </style:style>
    <style:style style:name="P256" style:family="paragraph" style:parent-style-name="Table_20_Contents" style:list-style-name="L43">
      <style:paragraph-properties fo:text-align="start" style:justify-single-word="false"/>
      <style:text-properties officeooo:rsid="003a077d" officeooo:paragraph-rsid="003a077d"/>
    </style:style>
    <style:style style:name="P257" style:family="paragraph" style:parent-style-name="Table_20_Contents" style:list-style-name="L44">
      <style:paragraph-properties fo:text-align="start" style:justify-single-word="false"/>
      <style:text-properties officeooo:rsid="0034e2d0" officeooo:paragraph-rsid="003a077d"/>
    </style:style>
    <style:style style:name="P258" style:family="paragraph" style:parent-style-name="Table_20_Contents" style:list-style-name="L44">
      <style:paragraph-properties fo:text-align="start" style:justify-single-word="false"/>
      <style:text-properties officeooo:rsid="003a077d" officeooo:paragraph-rsid="003a077d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rsid="0038b066" officeooo:paragraph-rsid="003a077d"/>
    </style:style>
    <style:style style:name="P260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6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63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64" style:family="paragraph" style:parent-style-name="Table_20_Contents" style:list-style-name="L45">
      <style:paragraph-properties fo:text-align="start" style:justify-single-word="false"/>
      <style:text-properties officeooo:rsid="0034e2d0" officeooo:paragraph-rsid="003acbd1"/>
    </style:style>
    <style:style style:name="P265" style:family="paragraph" style:parent-style-name="Table_20_Contents" style:list-style-name="L45">
      <style:paragraph-properties fo:text-align="start" style:justify-single-word="false"/>
      <style:text-properties officeooo:rsid="003acbd1" officeooo:paragraph-rsid="003acbd1"/>
    </style:style>
    <style:style style:name="P266" style:family="paragraph" style:parent-style-name="Table_20_Contents" style:list-style-name="L46">
      <style:paragraph-properties fo:text-align="start" style:justify-single-word="false"/>
      <style:text-properties officeooo:rsid="003acbd1" officeooo:paragraph-rsid="003acbd1"/>
    </style:style>
    <style:style style:name="P267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7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71" style:family="paragraph" style:parent-style-name="Table_20_Contents" style:list-style-name="L47">
      <style:paragraph-properties fo:text-align="start" style:justify-single-word="false"/>
      <style:text-properties officeooo:rsid="0040abfe" officeooo:paragraph-rsid="0040abfe"/>
    </style:style>
    <style:style style:name="P272" style:family="paragraph" style:parent-style-name="Table_20_Contents" style:list-style-name="L47">
      <style:paragraph-properties fo:text-align="start" style:justify-single-word="false"/>
      <style:text-properties officeooo:rsid="0042100a" officeooo:paragraph-rsid="0042100a"/>
    </style:style>
    <style:style style:name="P273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74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29f4cf"/>
    </style:style>
    <style:style style:name="T19" style:family="text">
      <style:text-properties officeooo:rsid="001bc1a4"/>
    </style:style>
    <style:style style:name="T20" style:family="text">
      <style:text-properties officeooo:rsid="0020de46"/>
    </style:style>
    <style:style style:name="T21" style:family="text">
      <style:text-properties officeooo:rsid="001d07c2"/>
    </style:style>
    <style:style style:name="T22" style:family="text">
      <style:text-properties fo:font-weight="normal" officeooo:rsid="001d07c2" style:font-weight-asian="normal" style:font-weight-complex="normal"/>
    </style:style>
    <style:style style:name="T23" style:family="text">
      <style:text-properties officeooo:rsid="001f6c98"/>
    </style:style>
    <style:style style:name="T24" style:family="text">
      <style:text-properties officeooo:rsid="0025adf9"/>
    </style:style>
    <style:style style:name="T25" style:family="text">
      <style:text-properties officeooo:rsid="00278c01"/>
    </style:style>
    <style:style style:name="T26" style:family="text">
      <style:text-properties fo:font-weight="normal" officeooo:rsid="0025adf9" style:font-weight-asian="normal" style:font-weight-complex="normal"/>
    </style:style>
    <style:style style:name="T27" style:family="text">
      <style:text-properties officeooo:rsid="00288f3b"/>
    </style:style>
    <style:style style:name="T28" style:family="text">
      <style:text-properties officeooo:rsid="002b14b3"/>
    </style:style>
    <style:style style:name="T29" style:family="text">
      <style:text-properties officeooo:rsid="00384f19"/>
    </style:style>
    <style:style style:name="T30" style:family="text">
      <style:text-properties officeooo:rsid="0034e2d0"/>
    </style:style>
    <style:style style:name="T31" style:family="text">
      <style:text-properties fo:font-weight="bold" officeooo:rsid="00384f19" style:font-weight-asian="bold" style:font-weight-complex="bold"/>
    </style:style>
    <style:style style:name="T32" style:family="text">
      <style:text-properties officeooo:rsid="003dc916"/>
    </style:style>
    <style:style style:name="T33" style:family="text">
      <style:text-properties officeooo:rsid="0038b066"/>
    </style:style>
    <style:style style:name="T34" style:family="text">
      <style:text-properties officeooo:rsid="003a077d"/>
    </style:style>
    <style:style style:name="T35" style:family="text">
      <style:text-properties officeooo:rsid="0042100a"/>
    </style:style>
    <style:style style:name="T36" style:family="text">
      <style:text-properties officeooo:rsid="00447574"/>
    </style:style>
    <style:style style:name="T37" style:family="text">
      <style:text-properties officeooo:rsid="00470128"/>
    </style:style>
    <style:style style:name="T38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3564234150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115342865403211" text:continue-list="list3564234150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115340966270170" text:continue-list="list115342865403211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115342337725112" text:continue-list="list115340966270170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O sistema carrega o objeto de <text:span text:style-name="T15">empresa</text:span> com os dados enviados na requisição</text:p>
        </text:list-item>
        <text:list-item>
          <text:p text:style-name="P115">O sistema <text:span text:style-name="T6">altera os dados</text:span> de <text:span text:style-name="T15">empresa</text:span></text:p>
        </text:list-item>
      </text:list>
      <text:p text:style-name="P107"/>
      <text:p text:style-name="P116">Atualizar Empresa (Não Admin)</text:p>
      <text:p text:style-name="P117">Responsável por atualizar dados da empresa alteráveis por usuário não administrador</text:p>
      <text:p text:style-name="P118">Fluxo principal:</text:p>
      <text:list xml:id="list804567831" text:style-name="L24">
        <text:list-item>
          <text:p text:style-name="P119">O sistema verifica se o usuário logado possui o role “no-admin-update-empresa”</text:p>
        </text:list-item>
        <text:list-item>
          <text:p text:style-name="P120">O sistema busca a empresa pelo ID recebido na requisição</text:p>
        </text:list-item>
        <text:list-item>
          <text:p text:style-name="P120">O sistema verifica se o novo nome (recebido na requisição) é igual ao nome da empresa buscada</text:p>
          <text:list>
            <text:list-item>
              <text:p text:style-name="P120">Se não, o sistema verifica se existe alguma empresa registrada com o novo nome</text:p>
              <text:list>
                <text:list-item>
                  <text:p text:style-name="P120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0">O sistema carrega o objeto de empresa com os dados limitados da empresa enviados na requisição</text:p>
        </text:list-item>
        <text:list-item>
          <text:p text:style-name="P120">O sistema altera os dados da empresa</text:p>
        </text:list-item>
      </text:list>
      <text:p text:style-name="P107"/>
      <text:p text:style-name="P121">Buscar <text:span text:style-name="T15">Empresa</text:span></text:p>
      <text:p text:style-name="P122">Responsável por retornar dados d<text:span text:style-name="T15">a</text:span> <text:span text:style-name="T15">empresa</text:span> pelo ID</text:p>
      <text:p text:style-name="P123">Fluxo principal:</text:p>
      <text:list text:style-name="L25">
        <text:list-item>
          <text:p text:style-name="P124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5">O sistema busca os dados d<text:span text:style-name="T14">a empresa</text:span><text:span text:style-name="T12"> </text:span>e os retorna como resposta</text:p>
        </text:list-item>
      </text:list>
      <text:p text:style-name="P126"/>
      <text:p text:style-name="P127"/>
      <text:p text:style-name="P128">Filtrar <text:span text:style-name="T14">Empresa</text:span></text:p>
      <text:p text:style-name="P126">Responsável por retornar a lista de <text:span text:style-name="T14">empresas</text:span> filtrada por parte do nome</text:p>
      <text:p text:style-name="P129">Fluxo principal:</text:p>
      <text:list text:style-name="L26">
        <text:list-item>
          <text:p text:style-name="P130">O sistema verifica se o usuário logado possui o role “<text:span text:style-name="T14">empresa</text:span>-all”</text:p>
        </text:list-item>
        <text:list-item>
          <text:p text:style-name="P130">O sistema busca os dados de tod<text:span text:style-name="T14">as as empresas</text:span> que correspondem aos critérios de filtro e os retorna como resposta</text:p>
        </text:list-item>
      </text:list>
      <text:p text:style-name="P131"/>
      <text:p text:style-name="P131">Remover <text:span text:style-name="T14">Empresa</text:span></text:p>
      <text:p text:style-name="P132">Responsável pela remoção de um<text:span text:style-name="T14">a empresa</text:span> do sistema</text:p>
      <text:p text:style-name="P133">Fluxo principal:</text:p>
      <text:list text:style-name="L27">
        <text:list-item>
          <text:p text:style-name="P134">O sistema verifica se o usuário logado possui o role “usuario-all”</text:p>
        </text:list-item>
        <text:list-item>
          <text:p text:style-name="P134">O sistema verifica se <text:span text:style-name="T14">a</text:span> <text:span text:style-name="T14">empresa</text:span> existe pelo ID</text:p>
          <text:list>
            <text:list-item>
              <text:p text:style-name="P135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6">O sistema para todos os monitoramentos de todos os dispositivos vinculados a empresa</text:p>
        </text:list-item>
        <text:list-item>
          <text:p text:style-name="P134">O sistema deleta <text:span text:style-name="T14">a empresa</text:span></text:p>
        </text:list-item>
      </text:list>
      <text:p text:style-name="P137"/>
      <text:p text:style-name="P138"/>
      <text:p text:style-name="P138">UCs de <text:span text:style-name="T18">CONFIGURAÇÕES</text:span></text:p>
      <text:p text:style-name="P139"/>
      <text:p text:style-name="P140">Atualizar <text:span text:style-name="T19">Configurações</text:span></text:p>
      <text:p text:style-name="P141">Responsável por atualizar dados d<text:span text:style-name="T19">e configurações do sistema.</text:span></text:p>
      <text:p text:style-name="P142">Fluxo principal:</text:p>
      <text:list text:continue-list="list804567831" text:style-name="L24">
        <text:list-item text:start-value="1">
          <text:p text:style-name="P143">O sistema verifica se o usuário logado possui o role “<text:span text:style-name="T19">config-all</text:span>”</text:p>
        </text:list-item>
        <text:list-item>
          <text:p text:style-name="P144">O sistema busca a<text:span text:style-name="T19">s configurações no banco de dados</text:span></text:p>
        </text:list-item>
        <text:list-item>
          <text:p text:style-name="P144">O sistema carrega o objeto de <text:span text:style-name="T19">configurações</text:span> com os dados <text:span text:style-name="T19">de configurações</text:span> enviados na requisição</text:p>
        </text:list-item>
        <text:list-item>
          <text:p text:style-name="P144">O sistema altera os dados da<text:span text:style-name="T19">s configurações</text:span></text:p>
        </text:list-item>
        <text:list-item>
          <text:p text:style-name="P145">O sistema envia os dados da nova configuração para todas as instâncias do micro<text:span text:style-name="T20">s</text:span>serviço “disp-monitor” via mensagem.</text:p>
        </text:list-item>
        <text:list-item>
          <text:p text:style-name="P145">As instâncias do micros<text:span text:style-name="T20">s</text:span>erviço “disp-monitor” recebem a mensagem e atualizam todas as suas threads de monitoramento de dispositivo com os dados da nova configuração</text:p>
        </text:list-item>
      </text:list>
      <text:p text:style-name="P146"/>
      <text:p text:style-name="P147">Buscar <text:span text:style-name="T19">Configurações</text:span></text:p>
      <text:p text:style-name="P148">Responsável por retornar dados d<text:span text:style-name="T15">a</text:span><text:span text:style-name="T19">s configurações</text:span></text:p>
      <text:p text:style-name="P149">Fluxo principal:</text:p>
      <text:list text:style-name="L28">
        <text:list-item>
          <text:p text:style-name="P150">O sistema verifica se o usuário logado possui <text:span text:style-name="T19">o role</text:span><text:span text:style-name="T14">:</text:span> “<text:span text:style-name="T19">config</text:span>-all”</text:p>
        </text:list-item>
        <text:list-item>
          <text:p text:style-name="P151">O sistema busca os dados d<text:span text:style-name="T19">as configurações</text:span><text:span text:style-name="T12"> </text:span>e os retorna como resposta</text:p>
        </text:list-item>
      </text:list>
      <text:p text:style-name="P152"/>
      <text:p text:style-name="P152"/>
      <text:p text:style-name="P153">UCs de <text:span text:style-name="T18">MONITOR_SERVER</text:span></text:p>
      <text:p text:style-name="P154"/>
      <text:p text:style-name="P155">Criar <text:span text:style-name="T21">MonitorServer</text:span></text:p>
      <text:p text:style-name="P154">Responsável por registrar um novo <text:span text:style-name="T21">monitor_server</text:span> no banco de dados</text:p>
      <text:p text:style-name="P156">Fluxo principal:</text:p>
      <text:list xml:id="list115341866693184" text:continue-list="list115342337725112" text:style-name="L4">
        <text:list-item text:start-value="1">
          <text:p text:style-name="P157">O sistema verifica se o usuário logado possui o role “<text:span text:style-name="T21">config</text:span>-all”</text:p>
        </text:list-item>
        <text:list-item>
          <text:p text:style-name="P158">O sistema verifica se o <text:span text:style-name="T21">monitor_server</text:span> já existe registrado no sistema <text:span text:style-name="T21">pelo host</text:span></text:p>
          <text:list>
            <text:list-item>
              <text:p text:style-name="P158">Se <text:span text:style-name="T5">sim</text:span>, retorna erro 400 informando que o <text:span text:style-name="T21">monitor_server</text:span> já existe registrado <text:span text:style-name="T5">pelo </text:span><text:span text:style-name="T21">host</text:span></text:p>
            </text:list-item>
          </text:list>
        </text:list-item>
        <text:list-item>
          <text:p text:style-name="P158">O sistema carrega o objeto de <text:span text:style-name="T21">monitor_server</text:span> com os dados enviados na requisição</text:p>
        </text:list-item>
        <text:list-item>
          <text:p text:style-name="P158">O sistema registra o <text:span text:style-name="T21">monitor_server</text:span></text:p>
        </text:list-item>
      </text:list>
      <text:p text:style-name="P154"/>
      <text:p text:style-name="P155">Atualizar <text:span text:style-name="T21">MonitorServer</text:span></text:p>
      <text:p text:style-name="P154">Responsável por atualizar dados do <text:span text:style-name="T21">monitor_server</text:span> já registrado no banco de dados</text:p>
      <text:p text:style-name="P156">Fluxo principal:</text:p>
      <text:list text:style-name="L29">
        <text:list-item>
          <text:p text:style-name="P159">O sistema verifica se o usuário logado possui o role “<text:span text:style-name="T21">config</text:span>-all”</text:p>
        </text:list-item>
        <text:list-item>
          <text:p text:style-name="P160">O sistema busca o <text:span text:style-name="T21">monitor_server</text:span> pelo ID recebido na requisição</text:p>
        </text:list-item>
        <text:list-item>
          <text:p text:style-name="P160">O sistema verifica se o novo <text:span text:style-name="T21">host</text:span> (recebido na requisição) é igual ao <text:span text:style-name="T21">host</text:span> do <text:span text:style-name="T21">monitor_server</text:span><text:span text:style-name="T12"> bu</text:span>scado</text:p>
          <text:list>
            <text:list-item>
              <text:p text:style-name="P160">Se não, o sistema verifica se existe algum <text:span text:style-name="T21">monitor_server</text:span> registrado com o novo <text:span text:style-name="T21">host</text:span></text:p>
              <text:list>
                <text:list-item>
                  <text:p text:style-name="P161"><text:span text:style-name="T9">Se sim, o sistema retorna uma mensagem de erro 400 informando que já existe outro </text:span><text:span text:style-name="T22">monitor_server</text:span><text:span text:style-name="T9"> com o </text:span><text:span text:style-name="T22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2">O sistema carrega o objeto de <text:span text:style-name="T21">monitor_server</text:span> com os dados enviados na requisição</text:p>
        </text:list-item>
        <text:list-item>
          <text:p text:style-name="P162">O sistema <text:span text:style-name="T6">altera os dados do</text:span> <text:span text:style-name="T21">monitor_server</text:span></text:p>
        </text:list-item>
      </text:list>
      <text:p text:style-name="P154"/>
      <text:p text:style-name="P163">Buscar <text:span text:style-name="T21">MonitorServer</text:span></text:p>
      <text:p text:style-name="P164">Responsável por retornar dados do <text:span text:style-name="T21">monitor_server</text:span> pelo ID</text:p>
      <text:p text:style-name="P165">Fluxo principal:</text:p>
      <text:list text:style-name="L30">
        <text:list-item>
          <text:p text:style-name="P166">O sistema verifica se o usuário logado possui o role “<text:span text:style-name="T21">config</text:span>-all”</text:p>
        </text:list-item>
        <text:list-item>
          <text:p text:style-name="P167">O sistema busca os dados do <text:span text:style-name="T21">monitor_server</text:span><text:span text:style-name="T12"> </text:span>e os retorna como resposta</text:p>
        </text:list-item>
      </text:list>
      <text:p text:style-name="P168"/>
      <text:p text:style-name="P169">Filtrar <text:span text:style-name="T21">MonitorServers</text:span></text:p>
      <text:p text:style-name="P168">Responsável por retornar a lista de <text:span text:style-name="T21">monitor_servers</text:span> filtrada por parte do <text:span text:style-name="T21">host</text:span></text:p>
      <text:p text:style-name="P170">Fluxo principal:</text:p>
      <text:list text:style-name="L31">
        <text:list-item>
          <text:p text:style-name="P171">O sistema verifica se o usuário logado possui o role “<text:span text:style-name="T21">config</text:span>-all”</text:p>
        </text:list-item>
        <text:list-item>
          <text:p text:style-name="P171">O sistema busca os dados de todos os <text:span text:style-name="T21">monitor_servers</text:span> que correspondem aos critérios de filtro e os retorna como resposta</text:p>
        </text:list-item>
      </text:list>
      <text:p text:style-name="P172"/>
      <text:p text:style-name="P172">Remover<text:span text:style-name="T21"> MonitorServer</text:span></text:p>
      <text:p text:style-name="P173">Responsável pela remoção de um <text:span text:style-name="T21">monitor_server</text:span> do sistema</text:p>
      <text:p text:style-name="P174">Fluxo principal:</text:p>
      <text:list text:style-name="L32">
        <text:list-item>
          <text:p text:style-name="P175">O sistema verifica se o usuário logado possui o role “usuario-all”</text:p>
        </text:list-item>
        <text:list-item>
          <text:p text:style-name="P175">O sistema verifica se o <text:span text:style-name="T21">monitor_server</text:span> existe pelo ID</text:p>
          <text:list>
            <text:list-item>
              <text:p text:style-name="P176"><text:span text:style-name="T11">Se não, o sistema retorna uma mensagem de erro 400 informando que o </text:span><text:span text:style-name="T21">monitor_server</text:span><text:span text:style-name="T11"> não foi encontrado</text:span></text:p>
            </text:list-item>
          </text:list>
        </text:list-item>
        <text:list-item>
          <text:p text:style-name="P175">O sistema deleta o <text:span text:style-name="T21">monitor_server</text:span></text:p>
        </text:list-item>
      </text:list>
      <text:p text:style-name="P177">UCs de <text:span text:style-name="T18">DISPOSITIVO</text:span></text:p>
      <text:p text:style-name="P178"/>
      <text:p text:style-name="P179">Criar <text:span text:style-name="T23">Dispositivo</text:span></text:p>
      <text:p text:style-name="P178">Responsável por registrar um novo <text:span text:style-name="T16">dispositivo</text:span> no banco de dados</text:p>
      <text:p text:style-name="P180">Fluxo principal:</text:p>
      <text:list text:continue-list="list115341866693184" text:style-name="L4">
        <text:list-item text:start-value="1">
          <text:p text:style-name="P181">O sistema verifica se o usuário logado possui o role “<text:span text:style-name="T16">dispositivo</text:span>-all”</text:p>
        </text:list-item>
        <text:list-item>
          <text:p text:style-name="P182">O sistema verifica se o ID da empresa do dispositivo corresponde ao ID de empresa vinculado ao usuário logado</text:p>
        </text:list-item>
        <text:list-item>
          <text:p text:style-name="P183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3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3">O sistema carrega o objeto de <text:span text:style-name="T16">dispositivo</text:span> com os dados enviados na requisição</text:p>
        </text:list-item>
        <text:list-item>
          <text:p text:style-name="P183">O sistema registra o <text:span text:style-name="T16">dispositivo</text:span></text:p>
        </text:list-item>
      </text:list>
      <text:p text:style-name="P178"/>
      <text:p text:style-name="P179">Atualizar <text:span text:style-name="T24">Dispositivo</text:span></text:p>
      <text:p text:style-name="P178">Responsável por atualizar dados do <text:span text:style-name="T24">dispositivo</text:span> já registrado no banco de dados</text:p>
      <text:p text:style-name="P180">Fluxo principal:</text:p>
      <text:list text:style-name="L33">
        <text:list-item>
          <text:p text:style-name="P184">O sistema verifica se o usuário logado possui o role “<text:span text:style-name="T24">dispositivo</text:span>-all”</text:p>
        </text:list-item>
        <text:list-item>
          <text:p text:style-name="P185">O sistema verifica se o ID da empresa do dispositivo corresponde ao ID de empresa vinculado ao usuário logado</text:p>
        </text:list-item>
        <text:list-item>
          <text:p text:style-name="P186">O sistema busca o <text:span text:style-name="T24">dispositivo</text:span> pelo ID recebido na requisição</text:p>
        </text:list-item>
        <text:list-item>
          <text:p text:style-name="P186">O sistema verifica se o novo <text:span text:style-name="T12">nome</text:span> (recebido na requisição) é igual ao <text:span text:style-name="T12">nome</text:span> do <text:span text:style-name="T25">dispositivo</text:span><text:span text:style-name="T12"> bu</text:span>scado</text:p>
          <text:list>
            <text:list-item>
              <text:p text:style-name="P186">Se não, o sistema verifica se existe algum <text:span text:style-name="T24">dispositivo</text:span> registrado com o novo <text:span text:style-name="T12">nome </text:span><text:span text:style-name="T24">e o ID da empresa</text:span></text:p>
              <text:list>
                <text:list-item>
                  <text:p text:style-name="P187"><text:span text:style-name="T9">Se sim, o sistema retorna uma mensagem de erro 400 informando que já existe </text:span><text:span text:style-name="T26">outro dispositivo</text:span><text:span text:style-name="T9"> </text:span><text:span text:style-name="T26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88">O sistema carrega o objeto de <text:span text:style-name="T24">dispositivo</text:span> com os dados enviados na requisição</text:p>
        </text:list-item>
        <text:list-item>
          <text:p text:style-name="P188">O sistema <text:span text:style-name="T6">altera os dados do</text:span> <text:span text:style-name="T24">dispositivo</text:span></text:p>
        </text:list-item>
        <text:list-item>
          <text:p text:style-name="P189">O sistema envia os dados do dispositivo para as instâncias do microsserviço “disp-monitor” via mensagem</text:p>
        </text:list-item>
        <text:list-item>
          <text:p text:style-name="P189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89">Se sim, seta o novo dispositivo no objeto da thread encontrada</text:p>
            </text:list-item>
          </text:list>
        </text:list-item>
      </text:list>
      <text:p text:style-name="P178"/>
      <text:p text:style-name="P190">Buscar <text:span text:style-name="T27">Dispositivo</text:span></text:p>
      <text:p text:style-name="P191">Responsável por retornar dados do <text:span text:style-name="T27">dispositivo</text:span> pelo ID</text:p>
      <text:p text:style-name="P192">Fluxo principal:</text:p>
      <text:list text:style-name="L34">
        <text:list-item>
          <text:p text:style-name="P193">O sistema verifica se o usuário logado possui o role “<text:span text:style-name="T27">dispositivo</text:span>-all”</text:p>
        </text:list-item>
        <text:list-item>
          <text:p text:style-name="P194">O sistema verifica se o ID da empresa do dispositivo corresponde ao ID de empresa vinculado ao usuário logado</text:p>
        </text:list-item>
        <text:list-item>
          <text:p text:style-name="P195">O sistema busca os dados do <text:span text:style-name="T27">dispositivo</text:span><text:span text:style-name="T12"> </text:span>e os retorna como resposta</text:p>
        </text:list-item>
      </text:list>
      <text:p text:style-name="P196"/>
      <text:p text:style-name="P197">Filtrar <text:span text:style-name="T27">Dispositivo</text:span></text:p>
      <text:p text:style-name="P196">Responsável por retornar a lista de <text:span text:style-name="T27">dispositivos</text:span> filtrada por parte do nome <text:span text:style-name="T27">e empresa</text:span></text:p>
      <text:p text:style-name="P198">Fluxo principal:</text:p>
      <text:list text:style-name="L35">
        <text:list-item>
          <text:p text:style-name="P199">O sistema verifica se o usuário logado possui o role “<text:span text:style-name="T27">dispositivo</text:span>-all”</text:p>
        </text:list-item>
        <text:list-item>
          <text:p text:style-name="P200">O sistema verifica se o ID da empresa do dispositivo corresponde ao ID de empresa vinculado ao usuário logado</text:p>
        </text:list-item>
        <text:list-item>
          <text:p text:style-name="P199">O sistema busca os dados de todos os <text:span text:style-name="T27">dispositivos</text:span> que correspondem aos critérios de filtro e os retorna como resposta</text:p>
        </text:list-item>
      </text:list>
      <text:p text:style-name="P201"><text:soft-page-break/></text:p>
      <text:p text:style-name="P201">Remover <text:span text:style-name="T28">Dispositivo</text:span></text:p>
      <text:p text:style-name="P202">Responsável pela remoção de um <text:span text:style-name="T27">dispositivo</text:span> do sistema</text:p>
      <text:p text:style-name="P203">Fluxo principal:</text:p>
      <text:list text:style-name="L36">
        <text:list-item>
          <text:p text:style-name="P204">O sistema verifica se o usuário logado possui o role “<text:span text:style-name="T27">dispositivo</text:span>-all”</text:p>
        </text:list-item>
        <text:list-item>
          <text:p text:style-name="P205">O sistema verifica se o ID da empresa do dispositivo corresponde ao ID de empresa vinculado ao usuário logado</text:p>
        </text:list-item>
        <text:list-item>
          <text:p text:style-name="P204">O sistema verifica se o <text:span text:style-name="T27">dispositivo</text:span> existe pelo ID</text:p>
          <text:list>
            <text:list-item>
              <text:p text:style-name="P206"><text:span text:style-name="T11">Se não, o sistema retorna uma mensagem de erro 400 informando que o </text:span><text:span text:style-name="T27">dispositivo</text:span><text:span text:style-name="T11"> não foi encontrado</text:span></text:p>
            </text:list-item>
          </text:list>
        </text:list-item>
        <text:list-item>
          <text:p text:style-name="P207">O sistema deleta o dispositivo</text:p>
        </text:list-item>
        <text:list-item>
          <text:p text:style-name="P208">O sistema para o monitoramento do dispositivo, caso o dispositivo esteja sendo monitorado</text:p>
        </text:list-item>
      </text:list>
      <text:p text:style-name="P209"/>
      <text:p text:style-name="P210"/>
      <text:p text:style-name="P210">UCs de Evento</text:p>
      <text:p text:style-name="P211"/>
      <text:p text:style-name="P212">Listar Eventos por Dia</text:p>
      <text:p text:style-name="P211">Responsável por retornar a lista de eventos filtrados pelo dia de ocorr<text:span text:style-name="T28">ê</text:span>ncia</text:p>
      <text:p text:style-name="P213">Fluxo principal:</text:p>
      <text:list text:style-name="L37">
        <text:list-item>
          <text:p text:style-name="P214">O sistema verifica se o usuário logado possui o role “<text:span text:style-name="T27">dispositivo</text:span>-all”</text:p>
        </text:list-item>
        <text:list-item>
          <text:p text:style-name="P215">O sistema verifica se o ID da empresa do dispositivo do evento corresponde ao ID de empresa vinculado ao usuário logado</text:p>
        </text:list-item>
        <text:list-item>
          <text:p text:style-name="P216">O sistema busca todos os eventos, filtrando pelo dia de ocorrência, e retorna os dados como resposta</text:p>
        </text:list-item>
      </text:list>
      <text:p text:style-name="P217"/>
      <text:p text:style-name="P218">Listar Eventos por Intervalo</text:p>
      <text:p text:style-name="P217">Responsável por retornar a lista de eventos filtrados pelo intervalo de datas de ocorrência</text:p>
      <text:p text:style-name="P219">Fluxo principal:</text:p>
      <text:list text:style-name="L38">
        <text:list-item>
          <text:p text:style-name="P220">O sistema verifica se o usuário logado possui o role “<text:span text:style-name="T27">dispositivo</text:span>-all”</text:p>
        </text:list-item>
        <text:list-item>
          <text:p text:style-name="P221">O sistema verifica se o ID da empresa do dispositivo do evento corresponde ao ID de empresa vinculado ao usuário logado</text:p>
        </text:list-item>
        <text:list-item>
          <text:p text:style-name="P222">O sistema busca todos os eventos, filtrando por dia entre o início e fim do intervalo recebido na requisição, e retorna os dados como resposta</text:p>
        </text:list-item>
      </text:list>
      <text:p text:style-name="P217"/>
      <text:p text:style-name="P218">Busca Evento</text:p>
      <text:p text:style-name="P217">Responsável por buscar um evento pelo ID</text:p>
      <text:p text:style-name="P219">Fluxo principal:</text:p>
      <text:list text:style-name="L39">
        <text:list-item>
          <text:p text:style-name="P223">O sistema verifica se o usuário logado possui o role “<text:span text:style-name="T27">dispositivo</text:span>-all”</text:p>
        </text:list-item>
        <text:list-item>
          <text:p text:style-name="P224">O sistema verifica se o ID da empresa do dispositivo do evento corresponde ao ID de empresa vinculado ao usuário logado</text:p>
        </text:list-item>
        <text:list-item>
          <text:p text:style-name="P225">O sistema busca o evento pelo ID recebido na requisição e retorna os dados como resposta</text:p>
        </text:list-item>
      </text:list>
      <text:p text:style-name="P226">UCs de MONITORAMENTO DE DISPOSITIVOS</text:p>
      <text:p text:style-name="P227"/>
      <text:p text:style-name="P228"><text:span text:style-name="T29">U</text:span>pdateDispositivo</text:p>
      <text:p text:style-name="P229">Função responsável por atualizar o flag de “sendoMonitorado” de um dispositivo, bem como de enviar os dados do dispositivo para “disp-monitor” e para o frontend via websocket.</text:p>
      <text:p text:style-name="P230">Fluxo principal:</text:p>
      <text:list text:style-name="L40">
        <text:list-item>
          <text:p text:style-name="P231">O flag “sendoMonitorado” na tabela dispositivo é alterado para “true”</text:p>
        </text:list-item>
        <text:list-item>
          <text:p text:style-name="P231">Dados do dispositivo são retornados para o frontend de todos os usuários admins ou que pertencem a empresa do dispositivo, via websocket</text:p>
        </text:list-item>
        <text:list-item>
          <text:p text:style-name="P231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32"/>
      <text:p text:style-name="P232">Start <text:span text:style-name="T30">M</text:span>onitoramento</text:p>
      <text:p text:style-name="P233">Responsável por alocar uma nova thread, em um dos monitor_servers disponíveis, para realizar os testes de conexão com o dispositivo.</text:p>
      <text:p text:style-name="P234">Fluxo principal:</text:p>
      <text:list text:continue-numbering="true" text:style-name="L40">
        <text:list-item>
          <text:p text:style-name="P235">Verifica se o usuário logado possui o role “dispositivo-monitoramento-all”</text:p>
        </text:list-item>
        <text:list-item>
          <text:p text:style-name="P235">Verifica se o dispositivo existe no banco de dados</text:p>
          <text:list>
            <text:list-item>
              <text:p text:style-name="P235">Se não, retorna uma mensagem de erro 400 informando que o usuário não foi encontrado</text:p>
            </text:list-item>
          </text:list>
        </text:list-item>
        <text:list-item>
          <text:p text:style-name="P235">Verifica se o dispositivo já está sendo monitorado</text:p>
          <text:list>
            <text:list-item>
              <text:p text:style-name="P235">Faz uma busca em todos os monitors_servers para saber se o dispositivo já está sendo monitorado</text:p>
            </text:list-item>
            <text:list-item>
              <text:p text:style-name="P235">Se o dispositivo já está sendo monitorado, executa <text:span text:style-name="T4">“</text:span><text:span text:style-name="T31">U</text:span><text:span text:style-name="T4">pdateDispositivo”</text:span></text:p>
            </text:list-item>
          </text:list>
        </text:list-item>
        <text:list-item>
          <text:p text:style-name="P236">Tenta startar o monitoramento em um dos monitor_servers registrados. Isto é, alocar a thread de monitoramento</text:p>
          <text:list>
            <text:list-item>
              <text:p text:style-name="P237">Se houver um problema de acesso ao monitor_server, uma mensagem de log é enviada para saída padrão informando isto e é passado para o próximo monitor_server</text:p>
            </text:list-item>
            <text:list-item>
              <text:p text:style-name="P236">Se o limite de monitoramentos for excedido no monitor_server corrente, tenta startar no próximo até startar em um ou tentar em todos</text:p>
            </text:list-item>
            <text:list-item>
              <text:p text:style-name="P236">Se o limite de monitoramento estiver esgotado em todos os monitor_servers, retorna uma mensagem de erro 400 informando sobre o limite excedido</text:p>
            </text:list-item>
            <text:list-item>
              <text:p text:style-name="P236">Se o monitoramento foi startado com sucesso</text:p>
              <text:list>
                <text:list-item>
                  <text:p text:style-name="P236">Executa <text:span text:style-name="T4">“</text:span><text:span text:style-name="T31">U</text:span><text:span text:style-name="T4">pdateDispositivo”</text:span></text:p>
                </text:list-item>
                <text:list-item>
                  <text:p text:style-name="P236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36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38"/>
      <text:p text:style-name="P239"/>
      <text:p text:style-name="P240">Stop Monitoramento</text:p>
      <text:p text:style-name="P241">Responsável por parar a execução da thread de monitoramento do dispositivo e removê-lo da lista de dispositivos monitorados no monitor_server correspondente.</text:p>
      <text:p text:style-name="P242">Fluxo principal:</text:p>
      <text:list text:style-name="L41">
        <text:list-item>
          <text:p text:style-name="P243">Verifica se o usuário logado possui o role “dispositivo-monitoramento-all”</text:p>
        </text:list-item>
        <text:list-item>
          <text:p text:style-name="P243">Verifica se o dispositivo existe no banco de dados</text:p>
          <text:list>
            <text:list-item>
              <text:p text:style-name="P243">Se não, retorna uma mensagem de erro 400 informando que o usuário não foi encontrado</text:p>
            </text:list-item>
          </text:list>
        </text:list-item>
        <text:list-item>
          <text:p text:style-name="P244">Tenta parar o monitoramento nos monitor_servers até encontrar o monitoramento em um deles e pará-lo. </text:p>
          <text:list>
            <text:list-item>
              <text:p text:style-name="P244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45">Se nenhuma instância de monitor_server encontrar na sua lista de monitoramentos o monitoramento do dispositivo buscado</text:p>
          <text:list>
            <text:list-item>
              <text:p text:style-name="P246">Executa <text:span text:style-name="T4">“UpdateDispositivo”</text:span></text:p>
            </text:list-item>
            <text:list-item>
              <text:p text:style-name="P245"><text:span text:style-name="T32">Retorna uma</text:span> mensagem de erro 400 informando que <text:span text:style-name="T33">o dispositivo já não está sendo monitorado</text:span></text:p>
            </text:list-item>
          </text:list>
        </text:list-item>
      </text:list>
      <text:p text:style-name="P241"/>
      <text:p text:style-name="P247">Start Todos os Dispositivos da Empresa</text:p>
      <text:p text:style-name="P248">Responsável por startar todos os dispositivos de uma empresa pelo ID dela</text:p>
      <text:p text:style-name="P249">Fluxo principal:</text:p>
      <text:list text:style-name="L42">
        <text:list-item>
          <text:p text:style-name="P250">Verifica se o usuário logado possui o role “dispositivo-monitoramento-all”</text:p>
        </text:list-item>
        <text:list-item>
          <text:p text:style-name="P251">Tenta startar todos os dispositivos da empresa pelo ID deles </text:p>
          <text:list>
            <text:list-item>
              <text:p text:style-name="P251">Chama <text:span text:style-name="T4">“Start Monitoramento”</text:span> para cada <text:span text:style-name="T34">dispositivo da empresa</text:span></text:p>
              <text:list>
                <text:list-item>
                  <text:p text:style-name="P251">Caso um dispositivo seja startado com sucesso, o contador de starts bem sucedidos é incrementado</text:p>
                </text:list-item>
                <text:list-item>
                  <text:p text:style-name="P251">Caso o limite de monitoramentos tenha sido excedido, uma mensagem de log informando isto é enviada para saída padrão via Logger</text:p>
                </text:list-item>
                <text:list-item>
                  <text:p text:style-name="P251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51">Uma mensagem é retornada para o frontend informando quantos dispositivos foram startados do total de dispositivos da empresa</text:p>
        </text:list-item>
      </text:list>
      <text:p text:style-name="P248"/>
      <text:p text:style-name="P252">Stop Todos os Dispositivos da Empresa</text:p>
      <text:p text:style-name="P253">Responsável por parar todos os dispositivos de uma empresa, sendo monitorados</text:p>
      <text:p text:style-name="P254">Fluxo principal:</text:p>
      <text:list text:style-name="L43">
        <text:list-item>
          <text:p text:style-name="P255">Verifica se o usuário logado possui o role “dispositivo-monitoramento-all”</text:p>
        </text:list-item>
        <text:list-item>
          <text:p text:style-name="P256">Tenta parar todos os dispositivos da empresa pelo ID deles</text:p>
          <text:list>
            <text:list-item>
              <text:p text:style-name="P256">Chama <text:span text:style-name="T4">“Stop Monitoramento”</text:span> para cada dispositivo da empresa</text:p>
              <text:list>
                <text:list-item>
                  <text:p text:style-name="P256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53"/>
      <text:p text:style-name="P252">Start Todos os Dispositivos</text:p>
      <text:p text:style-name="P253">Responsável por startar todos os dispositivos registrados no sistema</text:p>
      <text:p text:style-name="P254">Fluxo principal:</text:p>
      <text:list text:style-name="L44">
        <text:list-item>
          <text:p text:style-name="P257">Verifica se o usuário logado possui o role “dispositivo-monitoramento-all”</text:p>
        </text:list-item>
        <text:list-item>
          <text:p text:style-name="P258">Tenta startar todos os dispositivos do sistema</text:p>
          <text:list>
            <text:list-item>
              <text:p text:style-name="P258">Chama “Start Monitoramento” para cada dispositivo </text:p>
              <text:list>
                <text:list-item>
                  <text:p text:style-name="P259">Caso um dispositivo seja startado com sucesso, o contador de starts bem sucedidos é incrementado</text:p>
                </text:list-item>
                <text:list-item>
                  <text:p text:style-name="P259">Caso o limite de monitoramentos tenha sido excedido, uma mensagem de log informando isto é enviada para saída padrão via Logger</text:p>
                </text:list-item>
                <text:list-item>
                  <text:p text:style-name="P259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59">Uma mensagem é retornada para o frontend informando quantos dispositivos foram <text:soft-page-break/>startados do total de dispositivos da empresa</text:p>
        </text:list-item>
      </text:list>
      <text:p text:style-name="P260"/>
      <text:p text:style-name="P261">Stop Todos os Dispositivos</text:p>
      <text:p text:style-name="P262">Responsável por parar o monitoramento de todos os dispositivos registrados no sistema</text:p>
      <text:p text:style-name="P263">Fluxo principal:</text:p>
      <text:list text:style-name="L45">
        <text:list-item>
          <text:p text:style-name="P264">Verifica se o usuário logado possui o role “dispositivo-monitoramento-all”</text:p>
        </text:list-item>
        <text:list-item>
          <text:p text:style-name="P265">Tenta parar todos os dispositivos do sistema</text:p>
        </text:list-item>
      </text:list>
      <text:list text:style-name="L46">
        <text:list-item>
          <text:list>
            <text:list-item>
              <text:p text:style-name="P266">Chama “Stop Monitoramento” para cada dispositivos</text:p>
              <text:list>
                <text:list-item>
                  <text:p text:style-name="P266">Caso o dispositivo já não esteja sendo monitorado, passa para o próximo</text:p>
                </text:list-item>
              </text:list>
            </text:list-item>
          </text:list>
        </text:list-item>
      </text:list>
      <text:p text:style-name="P267"/>
      <text:p text:style-name="P268">A Thread de Monitoramento</text:p>
      <text:p text:style-name="P269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70">Fluxo principal:</text:p>
      <text:list text:style-name="L47">
        <text:list-item>
          <text:p text:style-name="P271">Realiza os testes e armazena o resultado em variáveis</text:p>
        </text:list-item>
        <text:list-item>
          <text:p text:style-name="P271">Após o teste</text:p>
          <text:list>
            <text:list-item>
              <text:p text:style-name="P271">Se o número de falhas for maior que a porcentagem de falhas que indica falha na conexão</text:p>
              <text:list>
                <text:list-item>
                  <text:p text:style-name="P271">Se o status do dispositivo for INATIVO:</text:p>
                  <text:list>
                    <text:list-item>
                      <text:p text:style-name="P271">Muda para ATIVO, calcula o tempo de inatividade <text:span text:style-name="T35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71">Se o número de falhas for menor que a porcent<text:span text:style-name="T36">a</text:span>gem</text:p>
              <text:list>
                <text:list-item>
                  <text:p text:style-name="P271">Se o status do dispositivo for ATIVO:</text:p>
                  <text:list>
                    <text:list-item>
                      <text:p text:style-name="P271">Muda para INATIVO, seta a variável de tempo de inatividade para a data/hora atual e incrementa <text:span text:style-name="T35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">Calcula a latência média e seta ela no objeto do dispositivo</text:p>
        </text:list-item>
        <text:list-item>
          <text:p text:style-name="P272">Envia o dispositivo via mensagem para o microserviço “main-api” que recebe a mensagem, <text:span text:style-name="T36">salva </text:span><text:span text:style-name="T37">a latência média, </text:span><text:span text:style-name="T38">status,</text:span><text:span text:style-name="T37"> </text:span><text:span text:style-name="T38">data de atualização</text:span><text:span text:style-name="T37"> </text:span><text:span text:style-name="T36">do dispositivo no banco de dados</text:span> e envia <text:span text:style-name="T36">os dados,</text:span> via websocket, para todos os usuários admin ou vinculados a empresa do dispositivo, conectados</text:p>
        </text:list-item>
        <text:list-item>
          <text:p text:style-name="P272">Se o tempo entre o último evento registrado (ou o início da execução da thread) e o tempo atual for maior ou igual ao período de registro de eventos</text:p>
          <text:list>
            <text:list-item>
              <text:p text:style-name="P272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72">Se uma falha de IO ocorrer na execução do comando PING, um log com a mensagem correspondente é enviado para a saída padrão</text:p>
        </text:list-item>
      </text:list>
      <text:p text:style-name="P273"/>
      <text:p text:style-name="P2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2T11:53:40.530244900</dc:date>
    <meta:editing-duration>PT5H59M10S</meta:editing-duration>
    <meta:editing-cycles>39</meta:editing-cycles>
    <meta:generator>LibreOffice/25.2.6.2$Windows_X86_64 LibreOffice_project/729c5bfe710f5eb71ed3bbde9e06a6065e9c6c5d</meta:generator>
    <meta:print-date>2025-11-08T13:54:55.620803400</meta:print-date>
    <meta:printed-by>Arquivos PDF</meta:printed-by>
    <meta:document-statistic meta:table-count="0" meta:image-count="0" meta:object-count="0" meta:page-count="14" meta:paragraph-count="426" meta:word-count="4635" meta:character-count="27001" meta:non-whitespace-character-count="23040"/>
  </office:meta>
</office:document-meta>
</file>